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25-01-19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24-01-04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23-01-05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22-01-0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21-01-06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20-01-04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9-01-2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8-01-04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9" calcext:value-type="float">
            <text:p>72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7-01-05 19:4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6-01-04 20:0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5-01-05 14:5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4-01-05 17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4-01-05 16:4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3-01-05 18:1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2-01-06 15:1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1-01-06 15:18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1-01-06 15:03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10-01-05 15:56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09-01-07 18:43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08-01-07 18:03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07-04-04 16:3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06-01-08 15:3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05-01-11 17:59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04-01-06 18:1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01101363101</text:p>
          </table:table-cell>
          <table:table-cell office:value-type="string" calcext:value-type="string">
            <text:p>2003-01-10 23:20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